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9999cc" draw:textarea-horizontal-align="center" draw:textarea-vertical-align="middle"/>
    </style:style>
    <style:style style:name="gr4" style:family="graphic" style:parent-style-name="standard">
      <style:graphic-properties draw:fill="solid" draw:fill-color="#7da647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cm" svg:height="3.5cm" svg:x="11.5cm" svg:y="3.5cm">
          <text:p text:style-name="P1">Repos</text:p>
        </draw:ellipse>
        <draw:ellipse draw:style-name="gr2" draw:text-style-name="P1" draw:layer="layout" svg:width="6cm" svg:height="3.5cm" svg:x="1.5cm" svg:y="10cm">
          <text:p text:style-name="P1">SBG_SCAN_AV</text:p>
        </draw:ellipse>
        <draw:ellipse draw:style-name="gr3" draw:text-style-name="P1" draw:layer="layout" svg:width="6cm" svg:height="5.5cm" svg:x="10.5cm" svg:y="9cm">
          <text:p text:style-name="P1">SBG_PRISE_PAL_1</text:p>
        </draw:ellipse>
        <draw:ellipse draw:style-name="gr3" draw:text-style-name="P1" draw:layer="layout" svg:width="6cm" svg:height="2.5cm" svg:x="10.5cm" svg:y="15cm">
          <text:p text:style-name="P1">SBG_PRISE_PAL_2</text:p>
        </draw:ellipse>
        <draw:ellipse draw:style-name="gr3" draw:text-style-name="P1" draw:layer="layout" svg:width="6cm" svg:height="2.5cm" svg:x="10.5cm" svg:y="18.5cm">
          <text:p text:style-name="P1">SBG_PRISE_PAL_3</text:p>
        </draw:ellipse>
        <draw:ellipse draw:style-name="gr4" draw:text-style-name="P1" draw:layer="layout" svg:width="7.5cm" svg:height="4.5cm" svg:x="20cm" svg:y="9cm">
          <text:p text:style-name="P1">SBG_POSE_LT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uillaume Galeazzi</meta:initial-creator>
    <meta:creation-date>2009-03-19T12:49:05.43</meta:creation-date>
    <dc:date>2009-03-20T17:52:51</dc:date>
    <dc:creator>Guillaume Galeazzi</dc:creator>
    <meta:editing-duration>PT09H26M19S</meta:editing-duration>
    <meta:editing-cycles>7</meta:editing-cycles>
    <meta:generator>OpenOffice.org/3.0$Linux OpenOffice.org_project/300m9$Build-9358</meta:gener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